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Renderer.internal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Renderer.buildLivePrevious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rRenderer.buildLiveNextPage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rRenderer.buildLiveFirs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rRenderer.ren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rRenderer.setDataGridTagModel( DataGridTagModel dataGridTag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rRenderer.buildDeadLas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Renderer.buildDeadNex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Renderer.noData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Renderer.buildPageUri( Map query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rRenderer.getPage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Renderer.buildDeadFirs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Renderer.buildLiveLas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rRenderer.getDataGridTag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Renderer.buildDeadPrevious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Renderer.buildAnchor( AbstractRenderAppender appender , Map queryParams , String label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